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.393cm" svg:height="12.664cm" svg:x="1.704cm" svg:y="5.398cm">
            <draw:object draw:notify-on-update-of-ranges="Sheet1.A3:Sheet1.A3 Sheet1.B3:Sheet1.CW3 Sheet1.A5:Sheet1.A5 Sheet1.B5:Sheet1.CW5 Sheet1.A2:Sheet1.A2 Sheet1.B2:Sheet1.CW2 Sheet1.A1:Sheet1.A1 Sheet1.B1:Sheet1.CW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.294cm" svg:height="12.663cm" svg:x="1.721cm" svg:y="18.918cm">
            <draw:object draw:notify-on-update-of-ranges="Sheet1.A3:Sheet1.A3 Sheet1.B3:Sheet1.CW3 Sheet1.A5:Sheet1.A5 Sheet1.B5:Sheet1.CW5 Sheet1.A4:Sheet1.A4 Sheet1.B4:Sheet1.CW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6.27cm" svg:height="12.724cm" svg:x="1.745cm" svg:y="32.564cm">
            <draw:object draw:notify-on-update-of-ranges="Sheet1.A2:Sheet1.A2 Sheet1.B2:Sheet1.CW2 Sheet1.A6:Sheet1.A6 Sheet1.B6:Sheet1.CW6 Sheet1.A7:Sheet1.A7 Sheet1.B7:Sheet1.CW7 Sheet1.A8:Sheet1.A8 Sheet1.B8:Sheet1.CW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69" table:default-cell-style-name="Default"/>
        <table:table-column table:style-name="co4" table:number-columns-repeated="24" table:default-cell-style-name="Default"/>
        <table:table-row table:style-name="ro1">
          <table:table-cell office:value-type="string" calcext:value-type="string">
            <text:p>mem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2" office:value-type="float" office:value="34.1" calcext:value-type="float">
            <text:p>34,1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2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4.1" calcext:value-type="float">
            <text:p>34,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4.1" calcext:value-type="float">
            <text:p>34,1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34.1" calcext:value-type="float">
            <text:p>34,1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table:number-columns-repeated="3" office:value-type="float" office:value="34.2" calcext:value-type="float">
            <text:p>34,2</text:p>
          </table:table-cell>
          <table:table-cell table:number-columns-repeated="2" office:value-type="float" office:value="34.3" calcext:value-type="float">
            <text:p>34,3</text:p>
          </table:table-cell>
          <table:table-cell table:number-columns-repeated="5" office:value-type="float" office:value="34.2" calcext:value-type="float">
            <text:p>34,2</text:p>
          </table:table-cell>
          <table:table-cell table:number-columns-repeated="3" office:value-type="float" office:value="34.3" calcext:value-type="float">
            <text:p>34,3</text:p>
          </table:table-cell>
          <table:table-cell table:number-columns-repeated="3" office:value-type="float" office:value="34.2" calcext:value-type="float">
            <text:p>34,2</text:p>
          </table:table-cell>
          <table:table-cell table:number-columns-repeated="4"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table:number-columns-repeated="2"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office:value-type="float" office:value="34.2" calcext:value-type="float">
            <text:p>34,2</text:p>
          </table:table-cell>
          <table:table-cell office:value-type="float" office:value="34.3" calcext:value-type="float">
            <text:p>34,3</text:p>
          </table:table-cell>
          <table:table-cell table:number-columns-repeated="4" office:value-type="float" office:value="34.2" calcext:value-type="float">
            <text:p>34,2</text:p>
          </table:table-cell>
          <table:table-cell table:number-columns-repeated="3" office:value-type="float" office:value="34.3" calcext:value-type="float">
            <text:p>34,3</text:p>
          </table:table-cell>
          <table:table-cell table:number-columns-repeated="2" office:value-type="float" office:value="34.2" calcext:value-type="float">
            <text:p>34,2</text:p>
          </table:table-cell>
          <table:table-cell table:number-columns-repeated="5"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office:value-type="float" office:value="1800" calcext:value-type="float">
            <text:p>1800</text:p>
          </table:table-cell>
          <table:table-cell office:value-type="float" office:value="1900" calcext:value-type="float">
            <text:p>19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 office:value-type="float" office:value="2400" calcext:value-type="float">
            <text:p>2400</text:p>
          </table:table-cell>
          <table:table-cell office:value-type="float" office:value="2500" calcext:value-type="float">
            <text:p>2500</text:p>
          </table:table-cell>
          <table:table-cell office:value-type="float" office:value="2600" calcext:value-type="float">
            <text:p>2600</text:p>
          </table:table-cell>
          <table:table-cell office:value-type="float" office:value="2700" calcext:value-type="float">
            <text:p>2700</text:p>
          </table:table-cell>
          <table:table-cell office:value-type="float" office:value="2800" calcext:value-type="float">
            <text:p>2800</text:p>
          </table:table-cell>
          <table:table-cell office:value-type="float" office:value="2900" calcext:value-type="float">
            <text:p>2900</text:p>
          </table:table-cell>
          <table:table-cell office:value-type="float" office:value="3000" calcext:value-type="float">
            <text:p>3000</text:p>
          </table:table-cell>
          <table:table-cell office:value-type="float" office:value="3100" calcext:value-type="float">
            <text:p>3100</text:p>
          </table:table-cell>
          <table:table-cell office:value-type="float" office:value="3200" calcext:value-type="float">
            <text:p>3200</text:p>
          </table:table-cell>
          <table:table-cell office:value-type="float" office:value="3300" calcext:value-type="float">
            <text:p>3300</text:p>
          </table:table-cell>
          <table:table-cell office:value-type="float" office:value="3400" calcext:value-type="float">
            <text:p>3400</text:p>
          </table:table-cell>
          <table:table-cell office:value-type="float" office:value="3500" calcext:value-type="float">
            <text:p>3500</text:p>
          </table:table-cell>
          <table:table-cell office:value-type="float" office:value="3600" calcext:value-type="float">
            <text:p>3600</text:p>
          </table:table-cell>
          <table:table-cell office:value-type="float" office:value="3700" calcext:value-type="float">
            <text:p>37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4000" calcext:value-type="float">
            <text:p>4000</text:p>
          </table:table-cell>
          <table:table-cell office:value-type="float" office:value="4100" calcext:value-type="float">
            <text:p>4100</text:p>
          </table:table-cell>
          <table:table-cell office:value-type="float" office:value="4200" calcext:value-type="float">
            <text:p>42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  <table:table-cell office:value-type="float" office:value="4500" calcext:value-type="float">
            <text:p>4500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900" calcext:value-type="float">
            <text:p>4900</text:p>
          </table:table-cell>
          <table:table-cell office:value-type="float" office:value="5000" calcext:value-type="float">
            <text:p>5000</text:p>
          </table:table-cell>
          <table:table-cell office:value-type="float" office:value="5100" calcext:value-type="float">
            <text:p>5100</text:p>
          </table:table-cell>
          <table:table-cell office:value-type="float" office:value="5200" calcext:value-type="float">
            <text:p>5200</text:p>
          </table:table-cell>
          <table:table-cell office:value-type="float" office:value="5300" calcext:value-type="float">
            <text:p>5300</text:p>
          </table:table-cell>
          <table:table-cell office:value-type="float" office:value="5400" calcext:value-type="float">
            <text:p>5400</text:p>
          </table:table-cell>
          <table:table-cell office:value-type="float" office:value="5500" calcext:value-type="float">
            <text:p>5500</text:p>
          </table:table-cell>
          <table:table-cell office:value-type="float" office:value="5600" calcext:value-type="float">
            <text:p>5600</text:p>
          </table:table-cell>
          <table:table-cell office:value-type="float" office:value="5700" calcext:value-type="float">
            <text:p>5700</text:p>
          </table:table-cell>
          <table:table-cell office:value-type="float" office:value="5800" calcext:value-type="float">
            <text:p>5800</text:p>
          </table:table-cell>
          <table:table-cell office:value-type="float" office:value="5900" calcext:value-type="float">
            <text:p>5900</text:p>
          </table:table-cell>
          <table:table-cell office:value-type="float" office:value="6000" calcext:value-type="float">
            <text:p>6000</text:p>
          </table:table-cell>
          <table:table-cell office:value-type="float" office:value="6100" calcext:value-type="float">
            <text:p>6100</text:p>
          </table:table-cell>
          <table:table-cell office:value-type="float" office:value="6200" calcext:value-type="float">
            <text:p>6200</text:p>
          </table:table-cell>
          <table:table-cell office:value-type="float" office:value="6300" calcext:value-type="float">
            <text:p>6300</text:p>
          </table:table-cell>
          <table:table-cell office:value-type="float" office:value="6400" calcext:value-type="float">
            <text:p>64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6700" calcext:value-type="float">
            <text:p>6700</text:p>
          </table:table-cell>
          <table:table-cell office:value-type="float" office:value="6800" calcext:value-type="float">
            <text:p>6800</text:p>
          </table:table-cell>
          <table:table-cell office:value-type="float" office:value="6900" calcext:value-type="float">
            <text:p>6900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500" calcext:value-type="float">
            <text:p>7500</text:p>
          </table:table-cell>
          <table:table-cell office:value-type="float" office:value="7600" calcext:value-type="float">
            <text:p>7600</text:p>
          </table:table-cell>
          <table:table-cell office:value-type="float" office:value="7700" calcext:value-type="float">
            <text:p>7700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9100" calcext:value-type="float">
            <text:p>9100</text:p>
          </table:table-cell>
          <table:table-cell office:value-type="float" office:value="9200" calcext:value-type="float">
            <text:p>9200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9700" calcext:value-type="float">
            <text:p>9700</text:p>
          </table:table-cell>
          <table:table-cell office:value-type="float" office:value="9800" calcext:value-type="float">
            <text:p>9800</text:p>
          </table:table-cell>
          <table:table-cell office:value-type="float" office:value="9900" calcext:value-type="float">
            <text:p>99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insert</text:p>
          </table:table-cell>
          <table:table-cell office:value-type="float" office:value="4821" calcext:value-type="float">
            <text:p>4821</text:p>
          </table:table-cell>
          <table:table-cell office:value-type="float" office:value="4903" calcext:value-type="float">
            <text:p>4903</text:p>
          </table:table-cell>
          <table:table-cell office:value-type="float" office:value="4920" calcext:value-type="float">
            <text:p>4920</text:p>
          </table:table-cell>
          <table:table-cell office:value-type="float" office:value="4992" calcext:value-type="float">
            <text:p>4992</text:p>
          </table:table-cell>
          <table:table-cell office:value-type="float" office:value="4913" calcext:value-type="float">
            <text:p>4913</text:p>
          </table:table-cell>
          <table:table-cell office:value-type="float" office:value="5134" calcext:value-type="float">
            <text:p>5134</text:p>
          </table:table-cell>
          <table:table-cell office:value-type="float" office:value="5354" calcext:value-type="float">
            <text:p>5354</text:p>
          </table:table-cell>
          <table:table-cell office:value-type="float" office:value="5045" calcext:value-type="float">
            <text:p>5045</text:p>
          </table:table-cell>
          <table:table-cell office:value-type="float" office:value="5155" calcext:value-type="float">
            <text:p>5155</text:p>
          </table:table-cell>
          <table:table-cell office:value-type="float" office:value="5341" calcext:value-type="float">
            <text:p>5341</text:p>
          </table:table-cell>
          <table:table-cell office:value-type="float" office:value="5115" calcext:value-type="float">
            <text:p>5115</text:p>
          </table:table-cell>
          <table:table-cell office:value-type="float" office:value="5232" calcext:value-type="float">
            <text:p>5232</text:p>
          </table:table-cell>
          <table:table-cell office:value-type="float" office:value="5766" calcext:value-type="float">
            <text:p>5766</text:p>
          </table:table-cell>
          <table:table-cell office:value-type="float" office:value="5963" calcext:value-type="float">
            <text:p>5963</text:p>
          </table:table-cell>
          <table:table-cell office:value-type="float" office:value="5891" calcext:value-type="float">
            <text:p>5891</text:p>
          </table:table-cell>
          <table:table-cell office:value-type="float" office:value="6084" calcext:value-type="float">
            <text:p>6084</text:p>
          </table:table-cell>
          <table:table-cell office:value-type="float" office:value="6228" calcext:value-type="float">
            <text:p>6228</text:p>
          </table:table-cell>
          <table:table-cell office:value-type="float" office:value="6276" calcext:value-type="float">
            <text:p>6276</text:p>
          </table:table-cell>
          <table:table-cell office:value-type="float" office:value="6428" calcext:value-type="float">
            <text:p>6428</text:p>
          </table:table-cell>
          <table:table-cell office:value-type="float" office:value="7184" calcext:value-type="float">
            <text:p>7184</text:p>
          </table:table-cell>
          <table:table-cell office:value-type="float" office:value="6598" calcext:value-type="float">
            <text:p>6598</text:p>
          </table:table-cell>
          <table:table-cell office:value-type="float" office:value="6712" calcext:value-type="float">
            <text:p>6712</text:p>
          </table:table-cell>
          <table:table-cell office:value-type="float" office:value="6796" calcext:value-type="float">
            <text:p>6796</text:p>
          </table:table-cell>
          <table:table-cell office:value-type="float" office:value="6931" calcext:value-type="float">
            <text:p>6931</text:p>
          </table:table-cell>
          <table:table-cell office:value-type="float" office:value="7060" calcext:value-type="float">
            <text:p>7060</text:p>
          </table:table-cell>
          <table:table-cell office:value-type="float" office:value="7104" calcext:value-type="float">
            <text:p>7104</text:p>
          </table:table-cell>
          <table:table-cell office:value-type="float" office:value="7262" calcext:value-type="float">
            <text:p>7262</text:p>
          </table:table-cell>
          <table:table-cell office:value-type="float" office:value="7284" calcext:value-type="float">
            <text:p>7284</text:p>
          </table:table-cell>
          <table:table-cell office:value-type="float" office:value="7406" calcext:value-type="float">
            <text:p>7406</text:p>
          </table:table-cell>
          <table:table-cell office:value-type="float" office:value="7455" calcext:value-type="float">
            <text:p>7455</text:p>
          </table:table-cell>
          <table:table-cell office:value-type="float" office:value="8109" calcext:value-type="float">
            <text:p>8109</text:p>
          </table:table-cell>
          <table:table-cell office:value-type="float" office:value="8616" calcext:value-type="float">
            <text:p>8616</text:p>
          </table:table-cell>
          <table:table-cell office:value-type="float" office:value="8994" calcext:value-type="float">
            <text:p>8994</text:p>
          </table:table-cell>
          <table:table-cell office:value-type="float" office:value="7832" calcext:value-type="float">
            <text:p>7832</text:p>
          </table:table-cell>
          <table:table-cell office:value-type="float" office:value="7964" calcext:value-type="float">
            <text:p>7964</text:p>
          </table:table-cell>
          <table:table-cell office:value-type="float" office:value="8098" calcext:value-type="float">
            <text:p>8098</text:p>
          </table:table-cell>
          <table:table-cell office:value-type="float" office:value="8188" calcext:value-type="float">
            <text:p>8188</text:p>
          </table:table-cell>
          <table:table-cell office:value-type="float" office:value="8249" calcext:value-type="float">
            <text:p>8249</text:p>
          </table:table-cell>
          <table:table-cell office:value-type="float" office:value="8411" calcext:value-type="float">
            <text:p>8411</text:p>
          </table:table-cell>
          <table:table-cell office:value-type="float" office:value="8452" calcext:value-type="float">
            <text:p>8452</text:p>
          </table:table-cell>
          <table:table-cell office:value-type="float" office:value="8620" calcext:value-type="float">
            <text:p>8620</text:p>
          </table:table-cell>
          <table:table-cell office:value-type="float" office:value="8675" calcext:value-type="float">
            <text:p>8675</text:p>
          </table:table-cell>
          <table:table-cell office:value-type="float" office:value="8826" calcext:value-type="float">
            <text:p>8826</text:p>
          </table:table-cell>
          <table:table-cell office:value-type="float" office:value="8876" calcext:value-type="float">
            <text:p>8876</text:p>
          </table:table-cell>
          <table:table-cell office:value-type="float" office:value="9088" calcext:value-type="float">
            <text:p>9088</text:p>
          </table:table-cell>
          <table:table-cell office:value-type="float" office:value="9102" calcext:value-type="float">
            <text:p>9102</text:p>
          </table:table-cell>
          <table:table-cell office:value-type="float" office:value="9178" calcext:value-type="float">
            <text:p>9178</text:p>
          </table:table-cell>
          <table:table-cell office:value-type="float" office:value="9284" calcext:value-type="float">
            <text:p>9284</text:p>
          </table:table-cell>
          <table:table-cell office:value-type="float" office:value="9355" calcext:value-type="float">
            <text:p>9355</text:p>
          </table:table-cell>
          <table:table-cell office:value-type="float" office:value="9564" calcext:value-type="float">
            <text:p>9564</text:p>
          </table:table-cell>
          <table:table-cell office:value-type="float" office:value="9571" calcext:value-type="float">
            <text:p>9571</text:p>
          </table:table-cell>
          <table:table-cell office:value-type="float" office:value="9732" calcext:value-type="float">
            <text:p>9732</text:p>
          </table:table-cell>
          <table:table-cell office:value-type="float" office:value="9831" calcext:value-type="float">
            <text:p>9831</text:p>
          </table:table-cell>
          <table:table-cell office:value-type="float" office:value="9900" calcext:value-type="float">
            <text:p>9900</text:p>
          </table:table-cell>
          <table:table-cell office:value-type="float" office:value="10020" calcext:value-type="float">
            <text:p>10020</text:p>
          </table:table-cell>
          <table:table-cell office:value-type="float" office:value="10107" calcext:value-type="float">
            <text:p>10107</text:p>
          </table:table-cell>
          <table:table-cell office:value-type="float" office:value="10300" calcext:value-type="float">
            <text:p>10300</text:p>
          </table:table-cell>
          <table:table-cell office:value-type="float" office:value="10288" calcext:value-type="float">
            <text:p>10288</text:p>
          </table:table-cell>
          <table:table-cell office:value-type="float" office:value="10447" calcext:value-type="float">
            <text:p>10447</text:p>
          </table:table-cell>
          <table:table-cell office:value-type="float" office:value="10611" calcext:value-type="float">
            <text:p>10611</text:p>
          </table:table-cell>
          <table:table-cell office:value-type="float" office:value="10682" calcext:value-type="float">
            <text:p>10682</text:p>
          </table:table-cell>
          <table:table-cell office:value-type="float" office:value="10794" calcext:value-type="float">
            <text:p>10794</text:p>
          </table:table-cell>
          <table:table-cell office:value-type="float" office:value="10845" calcext:value-type="float">
            <text:p>10845</text:p>
          </table:table-cell>
          <table:table-cell office:value-type="float" office:value="10949" calcext:value-type="float">
            <text:p>10949</text:p>
          </table:table-cell>
          <table:table-cell office:value-type="float" office:value="11043" calcext:value-type="float">
            <text:p>11043</text:p>
          </table:table-cell>
          <table:table-cell office:value-type="float" office:value="11179" calcext:value-type="float">
            <text:p>11179</text:p>
          </table:table-cell>
          <table:table-cell office:value-type="float" office:value="11235" calcext:value-type="float">
            <text:p>11235</text:p>
          </table:table-cell>
          <table:table-cell office:value-type="float" office:value="11414" calcext:value-type="float">
            <text:p>11414</text:p>
          </table:table-cell>
          <table:table-cell office:value-type="float" office:value="11539" calcext:value-type="float">
            <text:p>11539</text:p>
          </table:table-cell>
          <table:table-cell office:value-type="float" office:value="11676" calcext:value-type="float">
            <text:p>11676</text:p>
          </table:table-cell>
          <table:table-cell office:value-type="float" office:value="11711" calcext:value-type="float">
            <text:p>11711</text:p>
          </table:table-cell>
          <table:table-cell office:value-type="float" office:value="11889" calcext:value-type="float">
            <text:p>11889</text:p>
          </table:table-cell>
          <table:table-cell office:value-type="float" office:value="11951" calcext:value-type="float">
            <text:p>11951</text:p>
          </table:table-cell>
          <table:table-cell office:value-type="float" office:value="12054" calcext:value-type="float">
            <text:p>12054</text:p>
          </table:table-cell>
          <table:table-cell office:value-type="float" office:value="12132" calcext:value-type="float">
            <text:p>12132</text:p>
          </table:table-cell>
          <table:table-cell office:value-type="float" office:value="12235" calcext:value-type="float">
            <text:p>12235</text:p>
          </table:table-cell>
          <table:table-cell office:value-type="float" office:value="12366" calcext:value-type="float">
            <text:p>12366</text:p>
          </table:table-cell>
          <table:table-cell office:value-type="float" office:value="12393" calcext:value-type="float">
            <text:p>12393</text:p>
          </table:table-cell>
          <table:table-cell office:value-type="float" office:value="12614" calcext:value-type="float">
            <text:p>12614</text:p>
          </table:table-cell>
          <table:table-cell office:value-type="float" office:value="12630" calcext:value-type="float">
            <text:p>12630</text:p>
          </table:table-cell>
          <table:table-cell office:value-type="float" office:value="12763" calcext:value-type="float">
            <text:p>12763</text:p>
          </table:table-cell>
          <table:table-cell office:value-type="float" office:value="12842" calcext:value-type="float">
            <text:p>12842</text:p>
          </table:table-cell>
          <table:table-cell office:value-type="float" office:value="12949" calcext:value-type="float">
            <text:p>12949</text:p>
          </table:table-cell>
          <table:table-cell office:value-type="float" office:value="13118" calcext:value-type="float">
            <text:p>13118</text:p>
          </table:table-cell>
          <table:table-cell office:value-type="float" office:value="13157" calcext:value-type="float">
            <text:p>13157</text:p>
          </table:table-cell>
          <table:table-cell office:value-type="float" office:value="13237" calcext:value-type="float">
            <text:p>13237</text:p>
          </table:table-cell>
          <table:table-cell office:value-type="float" office:value="13379" calcext:value-type="float">
            <text:p>13379</text:p>
          </table:table-cell>
          <table:table-cell office:value-type="float" office:value="13565" calcext:value-type="float">
            <text:p>13565</text:p>
          </table:table-cell>
          <table:table-cell office:value-type="float" office:value="13633" calcext:value-type="float">
            <text:p>13633</text:p>
          </table:table-cell>
          <table:table-cell office:value-type="float" office:value="13688" calcext:value-type="float">
            <text:p>13688</text:p>
          </table:table-cell>
          <table:table-cell office:value-type="float" office:value="13848" calcext:value-type="float">
            <text:p>13848</text:p>
          </table:table-cell>
          <table:table-cell office:value-type="float" office:value="13983" calcext:value-type="float">
            <text:p>13983</text:p>
          </table:table-cell>
          <table:table-cell office:value-type="float" office:value="14008" calcext:value-type="float">
            <text:p>14008</text:p>
          </table:table-cell>
          <table:table-cell office:value-type="float" office:value="14165" calcext:value-type="float">
            <text:p>14165</text:p>
          </table:table-cell>
          <table:table-cell office:value-type="float" office:value="14235" calcext:value-type="float">
            <text:p>14235</text:p>
          </table:table-cell>
          <table:table-cell office:value-type="float" office:value="14338" calcext:value-type="float">
            <text:p>14338</text:p>
          </table:table-cell>
          <table:table-cell office:value-type="float" office:value="14423" calcext:value-type="float">
            <text:p>14423</text:p>
          </table:table-cell>
          <table:table-cell office:value-type="float" office:value="14595" calcext:value-type="float">
            <text:p>14595</text:p>
          </table:table-cell>
          <table:table-cell office:value-type="float" office:value="14615" calcext:value-type="float">
            <text:p>14615</text:p>
          </table:table-cell>
          <table:table-cell office:value-type="float" office:value="14784" calcext:value-type="float">
            <text:p>14784</text:p>
          </table:table-cell>
        </table:table-row>
        <table:table-row table:style-name="ro1">
          <table:table-cell office:value-type="string" calcext:value-type="string">
            <text:p>meta</text:p>
          </table:table-cell>
          <table:table-cell office:value-type="float" office:value="1301" calcext:value-type="float">
            <text:p>1301</text:p>
          </table:table-cell>
          <table:table-cell office:value-type="float" office:value="2602" calcext:value-type="float">
            <text:p>2602</text:p>
          </table:table-cell>
          <table:table-cell office:value-type="float" office:value="3903" calcext:value-type="float">
            <text:p>3903</text:p>
          </table:table-cell>
          <table:table-cell office:value-type="float" office:value="5204" calcext:value-type="float">
            <text:p>5204</text:p>
          </table:table-cell>
          <table:table-cell office:value-type="float" office:value="6505" calcext:value-type="float">
            <text:p>6505</text:p>
          </table:table-cell>
          <table:table-cell office:value-type="float" office:value="7806" calcext:value-type="float">
            <text:p>7806</text:p>
          </table:table-cell>
          <table:table-cell office:value-type="float" office:value="9107" calcext:value-type="float">
            <text:p>9107</text:p>
          </table:table-cell>
          <table:table-cell office:value-type="float" office:value="10408" calcext:value-type="float">
            <text:p>10408</text:p>
          </table:table-cell>
          <table:table-cell office:value-type="float" office:value="11709" calcext:value-type="float">
            <text:p>11709</text:p>
          </table:table-cell>
          <table:table-cell office:value-type="float" office:value="13010" calcext:value-type="float">
            <text:p>13010</text:p>
          </table:table-cell>
          <table:table-cell office:value-type="float" office:value="14311" calcext:value-type="float">
            <text:p>14311</text:p>
          </table:table-cell>
          <table:table-cell office:value-type="float" office:value="15612" calcext:value-type="float">
            <text:p>15612</text:p>
          </table:table-cell>
          <table:table-cell office:value-type="float" office:value="16913" calcext:value-type="float">
            <text:p>16913</text:p>
          </table:table-cell>
          <table:table-cell office:value-type="float" office:value="18214" calcext:value-type="float">
            <text:p>18214</text:p>
          </table:table-cell>
          <table:table-cell office:value-type="float" office:value="19515" calcext:value-type="float">
            <text:p>19515</text:p>
          </table:table-cell>
          <table:table-cell office:value-type="float" office:value="20816" calcext:value-type="float">
            <text:p>20816</text:p>
          </table:table-cell>
          <table:table-cell office:value-type="float" office:value="22117" calcext:value-type="float">
            <text:p>22117</text:p>
          </table:table-cell>
          <table:table-cell office:value-type="float" office:value="23418" calcext:value-type="float">
            <text:p>23418</text:p>
          </table:table-cell>
          <table:table-cell office:value-type="float" office:value="24719" calcext:value-type="float">
            <text:p>24719</text:p>
          </table:table-cell>
          <table:table-cell office:value-type="float" office:value="26020" calcext:value-type="float">
            <text:p>26020</text:p>
          </table:table-cell>
          <table:table-cell office:value-type="float" office:value="27321" calcext:value-type="float">
            <text:p>27321</text:p>
          </table:table-cell>
          <table:table-cell office:value-type="float" office:value="28622" calcext:value-type="float">
            <text:p>28622</text:p>
          </table:table-cell>
          <table:table-cell office:value-type="float" office:value="29923" calcext:value-type="float">
            <text:p>29923</text:p>
          </table:table-cell>
          <table:table-cell office:value-type="float" office:value="31224" calcext:value-type="float">
            <text:p>31224</text:p>
          </table:table-cell>
          <table:table-cell office:value-type="float" office:value="32525" calcext:value-type="float">
            <text:p>32525</text:p>
          </table:table-cell>
          <table:table-cell office:value-type="float" office:value="33826" calcext:value-type="float">
            <text:p>33826</text:p>
          </table:table-cell>
          <table:table-cell office:value-type="float" office:value="35127" calcext:value-type="float">
            <text:p>35127</text:p>
          </table:table-cell>
          <table:table-cell office:value-type="float" office:value="36428" calcext:value-type="float">
            <text:p>36428</text:p>
          </table:table-cell>
          <table:table-cell office:value-type="float" office:value="37729" calcext:value-type="float">
            <text:p>37729</text:p>
          </table:table-cell>
          <table:table-cell office:value-type="float" office:value="39030" calcext:value-type="float">
            <text:p>39030</text:p>
          </table:table-cell>
          <table:table-cell office:value-type="float" office:value="40331" calcext:value-type="float">
            <text:p>40331</text:p>
          </table:table-cell>
          <table:table-cell office:value-type="float" office:value="41632" calcext:value-type="float">
            <text:p>41632</text:p>
          </table:table-cell>
          <table:table-cell office:value-type="float" office:value="42933" calcext:value-type="float">
            <text:p>42933</text:p>
          </table:table-cell>
          <table:table-cell office:value-type="float" office:value="44234" calcext:value-type="float">
            <text:p>44234</text:p>
          </table:table-cell>
          <table:table-cell office:value-type="float" office:value="45535" calcext:value-type="float">
            <text:p>45535</text:p>
          </table:table-cell>
          <table:table-cell office:value-type="float" office:value="46836" calcext:value-type="float">
            <text:p>46836</text:p>
          </table:table-cell>
          <table:table-cell office:value-type="float" office:value="48137" calcext:value-type="float">
            <text:p>48137</text:p>
          </table:table-cell>
          <table:table-cell office:value-type="float" office:value="49438" calcext:value-type="float">
            <text:p>49438</text:p>
          </table:table-cell>
          <table:table-cell office:value-type="float" office:value="50739" calcext:value-type="float">
            <text:p>50739</text:p>
          </table:table-cell>
          <table:table-cell office:value-type="float" office:value="52040" calcext:value-type="float">
            <text:p>52040</text:p>
          </table:table-cell>
          <table:table-cell office:value-type="float" office:value="53341" calcext:value-type="float">
            <text:p>53341</text:p>
          </table:table-cell>
          <table:table-cell office:value-type="float" office:value="54642" calcext:value-type="float">
            <text:p>54642</text:p>
          </table:table-cell>
          <table:table-cell office:value-type="float" office:value="55943" calcext:value-type="float">
            <text:p>55943</text:p>
          </table:table-cell>
          <table:table-cell office:value-type="float" office:value="57244" calcext:value-type="float">
            <text:p>57244</text:p>
          </table:table-cell>
          <table:table-cell office:value-type="float" office:value="58545" calcext:value-type="float">
            <text:p>58545</text:p>
          </table:table-cell>
          <table:table-cell office:value-type="float" office:value="59846" calcext:value-type="float">
            <text:p>59846</text:p>
          </table:table-cell>
          <table:table-cell office:value-type="float" office:value="61147" calcext:value-type="float">
            <text:p>61147</text:p>
          </table:table-cell>
          <table:table-cell office:value-type="float" office:value="62448" calcext:value-type="float">
            <text:p>62448</text:p>
          </table:table-cell>
          <table:table-cell office:value-type="float" office:value="63749" calcext:value-type="float">
            <text:p>63749</text:p>
          </table:table-cell>
          <table:table-cell office:value-type="float" office:value="65050" calcext:value-type="float">
            <text:p>65050</text:p>
          </table:table-cell>
          <table:table-cell office:value-type="float" office:value="66351" calcext:value-type="float">
            <text:p>66351</text:p>
          </table:table-cell>
          <table:table-cell office:value-type="float" office:value="67652" calcext:value-type="float">
            <text:p>67652</text:p>
          </table:table-cell>
          <table:table-cell office:value-type="float" office:value="68953" calcext:value-type="float">
            <text:p>68953</text:p>
          </table:table-cell>
          <table:table-cell office:value-type="float" office:value="70254" calcext:value-type="float">
            <text:p>70254</text:p>
          </table:table-cell>
          <table:table-cell office:value-type="float" office:value="71555" calcext:value-type="float">
            <text:p>71555</text:p>
          </table:table-cell>
          <table:table-cell office:value-type="float" office:value="72856" calcext:value-type="float">
            <text:p>72856</text:p>
          </table:table-cell>
          <table:table-cell office:value-type="float" office:value="74157" calcext:value-type="float">
            <text:p>74157</text:p>
          </table:table-cell>
          <table:table-cell office:value-type="float" office:value="75458" calcext:value-type="float">
            <text:p>75458</text:p>
          </table:table-cell>
          <table:table-cell office:value-type="float" office:value="76759" calcext:value-type="float">
            <text:p>76759</text:p>
          </table:table-cell>
          <table:table-cell office:value-type="float" office:value="78060" calcext:value-type="float">
            <text:p>78060</text:p>
          </table:table-cell>
          <table:table-cell office:value-type="float" office:value="79361" calcext:value-type="float">
            <text:p>79361</text:p>
          </table:table-cell>
          <table:table-cell office:value-type="float" office:value="80662" calcext:value-type="float">
            <text:p>80662</text:p>
          </table:table-cell>
          <table:table-cell office:value-type="float" office:value="81963" calcext:value-type="float">
            <text:p>81963</text:p>
          </table:table-cell>
          <table:table-cell office:value-type="float" office:value="83264" calcext:value-type="float">
            <text:p>83264</text:p>
          </table:table-cell>
          <table:table-cell office:value-type="float" office:value="84565" calcext:value-type="float">
            <text:p>84565</text:p>
          </table:table-cell>
          <table:table-cell office:value-type="float" office:value="85866" calcext:value-type="float">
            <text:p>85866</text:p>
          </table:table-cell>
          <table:table-cell office:value-type="float" office:value="87167" calcext:value-type="float">
            <text:p>87167</text:p>
          </table:table-cell>
          <table:table-cell office:value-type="float" office:value="88468" calcext:value-type="float">
            <text:p>88468</text:p>
          </table:table-cell>
          <table:table-cell office:value-type="float" office:value="89769" calcext:value-type="float">
            <text:p>89769</text:p>
          </table:table-cell>
          <table:table-cell office:value-type="float" office:value="91070" calcext:value-type="float">
            <text:p>91070</text:p>
          </table:table-cell>
          <table:table-cell office:value-type="float" office:value="92371" calcext:value-type="float">
            <text:p>92371</text:p>
          </table:table-cell>
          <table:table-cell office:value-type="float" office:value="93672" calcext:value-type="float">
            <text:p>93672</text:p>
          </table:table-cell>
          <table:table-cell office:value-type="float" office:value="94973" calcext:value-type="float">
            <text:p>94973</text:p>
          </table:table-cell>
          <table:table-cell office:value-type="float" office:value="96274" calcext:value-type="float">
            <text:p>96274</text:p>
          </table:table-cell>
          <table:table-cell office:value-type="float" office:value="97575" calcext:value-type="float">
            <text:p>97575</text:p>
          </table:table-cell>
          <table:table-cell office:value-type="float" office:value="98876" calcext:value-type="float">
            <text:p>98876</text:p>
          </table:table-cell>
          <table:table-cell office:value-type="float" office:value="100177" calcext:value-type="float">
            <text:p>100177</text:p>
          </table:table-cell>
          <table:table-cell office:value-type="float" office:value="101478" calcext:value-type="float">
            <text:p>101478</text:p>
          </table:table-cell>
          <table:table-cell office:value-type="float" office:value="102779" calcext:value-type="float">
            <text:p>102779</text:p>
          </table:table-cell>
          <table:table-cell office:value-type="float" office:value="104080" calcext:value-type="float">
            <text:p>104080</text:p>
          </table:table-cell>
          <table:table-cell office:value-type="float" office:value="105381" calcext:value-type="float">
            <text:p>105381</text:p>
          </table:table-cell>
          <table:table-cell office:value-type="float" office:value="106682" calcext:value-type="float">
            <text:p>106682</text:p>
          </table:table-cell>
          <table:table-cell office:value-type="float" office:value="107983" calcext:value-type="float">
            <text:p>107983</text:p>
          </table:table-cell>
          <table:table-cell office:value-type="float" office:value="109284" calcext:value-type="float">
            <text:p>109284</text:p>
          </table:table-cell>
          <table:table-cell office:value-type="float" office:value="110585" calcext:value-type="float">
            <text:p>110585</text:p>
          </table:table-cell>
          <table:table-cell office:value-type="float" office:value="111886" calcext:value-type="float">
            <text:p>111886</text:p>
          </table:table-cell>
          <table:table-cell office:value-type="float" office:value="113187" calcext:value-type="float">
            <text:p>113187</text:p>
          </table:table-cell>
          <table:table-cell office:value-type="float" office:value="114488" calcext:value-type="float">
            <text:p>114488</text:p>
          </table:table-cell>
          <table:table-cell office:value-type="float" office:value="115789" calcext:value-type="float">
            <text:p>115789</text:p>
          </table:table-cell>
          <table:table-cell office:value-type="float" office:value="117090" calcext:value-type="float">
            <text:p>117090</text:p>
          </table:table-cell>
          <table:table-cell office:value-type="float" office:value="118391" calcext:value-type="float">
            <text:p>118391</text:p>
          </table:table-cell>
          <table:table-cell office:value-type="float" office:value="119693" calcext:value-type="float">
            <text:p>119693</text:p>
          </table:table-cell>
          <table:table-cell office:value-type="float" office:value="120994" calcext:value-type="float">
            <text:p>120994</text:p>
          </table:table-cell>
          <table:table-cell office:value-type="float" office:value="122295" calcext:value-type="float">
            <text:p>122295</text:p>
          </table:table-cell>
          <table:table-cell office:value-type="float" office:value="123596" calcext:value-type="float">
            <text:p>123596</text:p>
          </table:table-cell>
          <table:table-cell office:value-type="float" office:value="124897" calcext:value-type="float">
            <text:p>124897</text:p>
          </table:table-cell>
          <table:table-cell office:value-type="float" office:value="126198" calcext:value-type="float">
            <text:p>126198</text:p>
          </table:table-cell>
          <table:table-cell office:value-type="float" office:value="127499" calcext:value-type="float">
            <text:p>127499</text:p>
          </table:table-cell>
          <table:table-cell office:value-type="float" office:value="128800" calcext:value-type="float">
            <text:p>128800</text:p>
          </table:table-cell>
          <table:table-cell office:value-type="float" office:value="130101" calcext:value-type="float">
            <text:p>130101</text:p>
          </table:table-cell>
        </table:table-row>
        <table:table-row table:style-name="ro1">
          <table:table-cell office:value-type="string" calcext:value-type="string">
            <text:p>api</text:p>
          </table:table-cell>
          <table:table-cell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237" calcext:value-type="float">
            <text:p>237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205" calcext:value-type="float">
            <text:p>205</text:p>
          </table:table-cell>
          <table:table-cell office:value-type="float" office:value="159" calcext:value-type="float">
            <text:p>159</text:p>
          </table:table-cell>
          <table:table-cell office:value-type="float" office:value="204" calcext:value-type="float">
            <text:p>204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243" calcext:value-type="float">
            <text:p>243</text:p>
          </table:table-cell>
          <table:table-cell office:value-type="float" office:value="227" calcext:value-type="float">
            <text:p>227</text:p>
          </table:table-cell>
          <table:table-cell office:value-type="float" office:value="255" calcext:value-type="float">
            <text:p>255</text:p>
          </table:table-cell>
          <table:table-cell office:value-type="float" office:value="798" calcext:value-type="float">
            <text:p>798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float" office:value="206" calcext:value-type="float">
            <text:p>206</text:p>
          </table:table-cell>
          <table:table-cell office:value-type="float" office:value="283" calcext:value-type="float">
            <text:p>283</text:p>
          </table:table-cell>
          <table:table-cell office:value-type="float" office:value="201" calcext:value-type="float">
            <text:p>201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office:value-type="float" office:value="190" calcext:value-type="float">
            <text:p>19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office:value-type="float" office:value="222" calcext:value-type="float">
            <text:p>222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11" calcext:value-type="float">
            <text:p>211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74" calcext:value-type="float">
            <text:p>274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252" calcext:value-type="float">
            <text:p>252</text:p>
          </table:table-cell>
          <table:table-cell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9" calcext:value-type="float">
            <text:p>249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office:value-type="float" office:value="246" calcext:value-type="float">
            <text:p>246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212" calcext:value-type="float">
            <text:p>212</text:p>
          </table:table-cell>
          <table:table-cell office:value-type="float" office:value="328" calcext:value-type="float">
            <text:p>328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251" calcext:value-type="float">
            <text:p>251</text:p>
          </table:table-cell>
          <table:table-cell office:value-type="float" office:value="176" calcext:value-type="float">
            <text:p>176</text:p>
          </table:table-cell>
          <table:table-cell office:value-type="float" office:value="255" calcext:value-type="float">
            <text:p>255</text:p>
          </table:table-cell>
          <table:table-cell office:value-type="float" office:value="218" calcext:value-type="float">
            <text:p>218</text:p>
          </table:table-cell>
          <table:table-cell office:value-type="float" office:value="251" calcext:value-type="float">
            <text:p>251</text:p>
          </table:table-cell>
          <table:table-cell office:value-type="float" office:value="216" calcext:value-type="float">
            <text:p>216</text:p>
          </table:table-cell>
          <table:table-cell office:value-type="float" office:value="192" calcext:value-type="float">
            <text:p>192</text:p>
          </table:table-cell>
          <table:table-cell office:value-type="float" office:value="206" calcext:value-type="float">
            <text:p>206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01" calcext:value-type="float">
            <text:p>201</text:p>
          </table:table-cell>
          <table:table-cell office:value-type="float" office:value="242" calcext:value-type="float">
            <text:p>242</text:p>
          </table:table-cell>
          <table:table-cell office:value-type="float" office:value="220" calcext:value-type="float">
            <text:p>220</text:p>
          </table:table-cell>
          <table:table-cell office:value-type="float" office:value="198" calcext:value-type="float">
            <text:p>198</text:p>
          </table:table-cell>
          <table:table-cell office:value-type="float" office:value="219" calcext:value-type="float">
            <text:p>219</text:p>
          </table:table-cell>
          <table:table-cell office:value-type="float" office:value="173" calcext:value-type="float">
            <text:p>173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39" calcext:value-type="float">
            <text:p>139</text:p>
          </table:table-cell>
          <table:table-cell office:value-type="float" office:value="164" calcext:value-type="float">
            <text:p>164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238" calcext:value-type="float">
            <text:p>23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204" calcext:value-type="float">
            <text:p>20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39" calcext:value-type="float">
            <text:p>239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v" fo:country="S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0:30:24.473534719</dc:date>
    <meta:document-statistic meta:table-count="1" meta:cell-count="808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1759b" draw:fill-color="#21759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3c4db" draw:fill-color="#73c4db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394cm" svg:height="12.665cm" xlink:href=".." xlink:type="simple" chart:class="chart:line" chart:row-mapping="2 3 1 0" chart:style-name="ch1">
        <chart:title svg:x="11.566cm" svg:y="0.389cm" chart:style-name="ch2">
          <text:p>CPU &amp; Memory</text:p>
        </chart:title>
        <chart:legend chart:legend-position="end" svg:x="24.203cm" svg:y="5.286cm" style:legend-expansion="high" chart:style-name="ch3"/>
        <chart:plot-area chart:style-name="ch4" table:cell-range-address="Sheet1.A1:Sheet1.CW3 Sheet1.A5:Sheet1.CW5" chart:data-source-has-labels="column" svg:x="0.527cm" svg:y="1.447cm" svg:width="23.149cm" svg:height="9.984cm">
          <chartooo:coordinate-region svg:x="1.889cm" svg:y="1.646cm" svg:width="21.165cm" svg:height="8.861cm"/>
          <chart:axis chart:dimension="x" chart:name="primary-x" chart:style-name="ch5">
            <chart:title svg:x="10.655cm" svg:y="11.684cm" chart:style-name="ch6">
              <text:p>Steps (á 100 posts)</text:p>
            </chart:title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B3:Sheet1.CW3" chart:label-cell-address="Sheet1.A3:Sheet1.A3" chart:class="chart:line">
            <chart:data-point chart:repeated="100"/>
          </chart:series>
          <chart:series chart:attached-axis="primary-y" chart:style-name="ch10" chart:values-cell-range-address="Sheet1.B5:Sheet1.CW5" chart:label-cell-address="Sheet1.A5:Sheet1.A5" chart:class="chart:line">
            <chart:data-point chart:repeated="100"/>
          </chart:series>
          <chart:series chart:attached-axis="secondary-y" chart:style-name="ch11" chart:values-cell-range-address="Sheet1.B2:Sheet1.CW2" chart:label-cell-address="Sheet1.A2:Sheet1.A2" chart:class="chart:line">
            <chart:data-point chart:repeated="100"/>
          </chart:series>
          <chart:series chart:attached-axis="secondary-y" chart:style-name="ch12" chart:values-cell-range-address="Sheet1.B1:Sheet1.CW1" chart:label-cell-address="Sheet1.A1:Sheet1.A1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CW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</table:table-row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mem</text:p>
                <draw:g>
                  <svg:desc>Sheet1.A1:Sheet1.A1</svg:desc>
                </draw:g>
              </table:table-cell>
              <table:table-cell office:value-type="float" office:value="34">
                <text:p>34</text:p>
                <draw:g>
                  <svg:desc>Sheet1.B1:Sheet1.CW1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">
                <text:p>34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1">
                <text:p>34.1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2">
                <text:p>34.2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  <table:table-cell office:value-type="float" office:value="34.3">
                <text:p>3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21759b" draw:fill-color="#21759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3c4db" draw:fill-color="#73c4d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d92b21" draw:fill-color="#d92b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5cm" svg:height="12.664cm" xlink:href=".." xlink:type="simple" chart:class="chart:line" chart:row-mapping="0 2 1" chart:style-name="ch1">
        <chart:title svg:x="11.807cm" svg:y="0.389cm" chart:style-name="ch2">
          <text:p>Insert Speed</text:p>
        </chart:title>
        <chart:legend chart:legend-position="end" svg:x="24.104cm" svg:y="5.535cm" style:legend-expansion="high" chart:style-name="ch3"/>
        <chart:plot-area chart:style-name="ch4" table:cell-range-address="Sheet1.A3:Sheet1.CW5" chart:data-source-has-labels="column" svg:x="0.525cm" svg:y="1.447cm" svg:width="23.054cm" svg:height="9.983cm">
          <chartooo:coordinate-region svg:x="1.887cm" svg:y="1.646cm" svg:width="21.551cm" svg:height="8.86cm"/>
          <chart:axis chart:dimension="x" chart:name="primary-x" chart:style-name="ch5">
            <chart:title svg:x="10.606cm" svg:y="11.683cm" chart:style-name="ch6">
              <text:p>Steps (á 100 posts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:Sheet1.CW3" chart:label-cell-address="Sheet1.A3:Sheet1.A3" chart:class="chart:line">
            <chart:data-point chart:repeated="100"/>
          </chart:series>
          <chart:series chart:style-name="ch9" chart:values-cell-range-address="Sheet1.B5:Sheet1.CW5" chart:label-cell-address="Sheet1.A5:Sheet1.A5" chart:class="chart:line">
            <chart:data-point chart:repeated="100"/>
          </chart:series>
          <chart:series chart:style-name="ch10" chart:values-cell-range-address="Sheet1.B4:Sheet1.CW4" chart:label-cell-address="Sheet1.A4:Sheet1.A4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posts</text:p>
                <draw:g>
                  <svg:desc>Sheet1.A3:Sheet1.A3</svg:desc>
                </draw:g>
              </table:table-cell>
              <table:table-cell office:value-type="float" office:value="100">
                <text:p>100</text:p>
                <draw:g>
                  <svg:desc>Sheet1.B3:Sheet1.CW3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  <table:table-cell office:value-type="float" office:value="700">
                <text:p>700</text:p>
              </table:table-cell>
              <table:table-cell office:value-type="float" office:value="800">
                <text:p>800</text:p>
              </table:table-cell>
              <table:table-cell office:value-type="float" office:value="900">
                <text:p>9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1600">
                <text:p>1600</text:p>
              </table:table-cell>
              <table:table-cell office:value-type="float" office:value="1700">
                <text:p>1700</text:p>
              </table:table-cell>
              <table:table-cell office:value-type="float" office:value="1800">
                <text:p>1800</text:p>
              </table:table-cell>
              <table:table-cell office:value-type="float" office:value="1900">
                <text:p>19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  <table:table-cell office:value-type="float" office:value="2200">
                <text:p>2200</text:p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2600">
                <text:p>2600</text:p>
              </table:table-cell>
              <table:table-cell office:value-type="float" office:value="2700">
                <text:p>2700</text:p>
              </table:table-cell>
              <table:table-cell office:value-type="float" office:value="2800">
                <text:p>2800</text:p>
              </table:table-cell>
              <table:table-cell office:value-type="float" office:value="2900">
                <text:p>29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3600">
                <text:p>3600</text:p>
              </table:table-cell>
              <table:table-cell office:value-type="float" office:value="3700">
                <text:p>3700</text:p>
              </table:table-cell>
              <table:table-cell office:value-type="float" office:value="3800">
                <text:p>3800</text:p>
              </table:table-cell>
              <table:table-cell office:value-type="float" office:value="3900">
                <text:p>39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  <table:table-cell office:value-type="float" office:value="4300">
                <text:p>4300</text:p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4600">
                <text:p>4600</text:p>
              </table:table-cell>
              <table:table-cell office:value-type="float" office:value="4700">
                <text:p>4700</text:p>
              </table:table-cell>
              <table:table-cell office:value-type="float" office:value="4800">
                <text:p>4800</text:p>
              </table:table-cell>
              <table:table-cell office:value-type="float" office:value="4900">
                <text:p>49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5600">
                <text:p>5600</text:p>
              </table:table-cell>
              <table:table-cell office:value-type="float" office:value="5700">
                <text:p>5700</text:p>
              </table:table-cell>
              <table:table-cell office:value-type="float" office:value="5800">
                <text:p>5800</text:p>
              </table:table-cell>
              <table:table-cell office:value-type="float" office:value="5900">
                <text:p>59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  <table:table-cell office:value-type="float" office:value="6400">
                <text:p>6400</text:p>
              </table:table-cell>
              <table:table-cell office:value-type="float" office:value="6500">
                <text:p>6500</text:p>
              </table:table-cell>
              <table:table-cell office:value-type="float" office:value="6600">
                <text:p>6600</text:p>
              </table:table-cell>
              <table:table-cell office:value-type="float" office:value="6700">
                <text:p>6700</text:p>
              </table:table-cell>
              <table:table-cell office:value-type="float" office:value="6800">
                <text:p>6800</text:p>
              </table:table-cell>
              <table:table-cell office:value-type="float" office:value="6900">
                <text:p>69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7600">
                <text:p>7600</text:p>
              </table:table-cell>
              <table:table-cell office:value-type="float" office:value="7700">
                <text:p>7700</text:p>
              </table:table-cell>
              <table:table-cell office:value-type="float" office:value="7800">
                <text:p>7800</text:p>
              </table:table-cell>
              <table:table-cell office:value-type="float" office:value="7900">
                <text:p>79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  <table:table-cell office:value-type="float" office:value="8500">
                <text:p>8500</text:p>
              </table:table-cell>
              <table:table-cell office:value-type="float" office:value="8600">
                <text:p>8600</text:p>
              </table:table-cell>
              <table:table-cell office:value-type="float" office:value="8700">
                <text:p>8700</text:p>
              </table:table-cell>
              <table:table-cell office:value-type="float" office:value="8800">
                <text:p>8800</text:p>
              </table:table-cell>
              <table:table-cell office:value-type="float" office:value="8900">
                <text:p>8900</text:p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9600">
                <text:p>9600</text:p>
              </table:table-cell>
              <table:table-cell office:value-type="float" office:value="9700">
                <text:p>9700</text:p>
              </table:table-cell>
              <table:table-cell office:value-type="float" office:value="9800">
                <text:p>9800</text:p>
              </table:table-cell>
              <table:table-cell office:value-type="float" office:value="9900">
                <text:p>99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meta</text:p>
                <draw:g>
                  <svg:desc>Sheet1.A5:Sheet1.A5</svg:desc>
                </draw:g>
              </table:table-cell>
              <table:table-cell office:value-type="float" office:value="1301">
                <text:p>1301</text:p>
                <draw:g>
                  <svg:desc>Sheet1.B5:Sheet1.CW5</svg:desc>
                </draw:g>
              </table:table-cell>
              <table:table-cell office:value-type="float" office:value="2602">
                <text:p>2602</text:p>
              </table:table-cell>
              <table:table-cell office:value-type="float" office:value="3903">
                <text:p>3903</text:p>
              </table:table-cell>
              <table:table-cell office:value-type="float" office:value="5204">
                <text:p>5204</text:p>
              </table:table-cell>
              <table:table-cell office:value-type="float" office:value="6505">
                <text:p>6505</text:p>
              </table:table-cell>
              <table:table-cell office:value-type="float" office:value="7806">
                <text:p>7806</text:p>
              </table:table-cell>
              <table:table-cell office:value-type="float" office:value="9107">
                <text:p>9107</text:p>
              </table:table-cell>
              <table:table-cell office:value-type="float" office:value="10408">
                <text:p>10408</text:p>
              </table:table-cell>
              <table:table-cell office:value-type="float" office:value="11709">
                <text:p>11709</text:p>
              </table:table-cell>
              <table:table-cell office:value-type="float" office:value="13010">
                <text:p>13010</text:p>
              </table:table-cell>
              <table:table-cell office:value-type="float" office:value="14311">
                <text:p>14311</text:p>
              </table:table-cell>
              <table:table-cell office:value-type="float" office:value="15612">
                <text:p>15612</text:p>
              </table:table-cell>
              <table:table-cell office:value-type="float" office:value="16913">
                <text:p>16913</text:p>
              </table:table-cell>
              <table:table-cell office:value-type="float" office:value="18214">
                <text:p>18214</text:p>
              </table:table-cell>
              <table:table-cell office:value-type="float" office:value="19515">
                <text:p>19515</text:p>
              </table:table-cell>
              <table:table-cell office:value-type="float" office:value="20816">
                <text:p>20816</text:p>
              </table:table-cell>
              <table:table-cell office:value-type="float" office:value="22117">
                <text:p>22117</text:p>
              </table:table-cell>
              <table:table-cell office:value-type="float" office:value="23418">
                <text:p>23418</text:p>
              </table:table-cell>
              <table:table-cell office:value-type="float" office:value="24719">
                <text:p>24719</text:p>
              </table:table-cell>
              <table:table-cell office:value-type="float" office:value="26020">
                <text:p>26020</text:p>
              </table:table-cell>
              <table:table-cell office:value-type="float" office:value="27321">
                <text:p>27321</text:p>
              </table:table-cell>
              <table:table-cell office:value-type="float" office:value="28622">
                <text:p>28622</text:p>
              </table:table-cell>
              <table:table-cell office:value-type="float" office:value="29923">
                <text:p>29923</text:p>
              </table:table-cell>
              <table:table-cell office:value-type="float" office:value="31224">
                <text:p>31224</text:p>
              </table:table-cell>
              <table:table-cell office:value-type="float" office:value="32525">
                <text:p>32525</text:p>
              </table:table-cell>
              <table:table-cell office:value-type="float" office:value="33826">
                <text:p>33826</text:p>
              </table:table-cell>
              <table:table-cell office:value-type="float" office:value="35127">
                <text:p>35127</text:p>
              </table:table-cell>
              <table:table-cell office:value-type="float" office:value="36428">
                <text:p>36428</text:p>
              </table:table-cell>
              <table:table-cell office:value-type="float" office:value="37729">
                <text:p>37729</text:p>
              </table:table-cell>
              <table:table-cell office:value-type="float" office:value="39030">
                <text:p>39030</text:p>
              </table:table-cell>
              <table:table-cell office:value-type="float" office:value="40331">
                <text:p>40331</text:p>
              </table:table-cell>
              <table:table-cell office:value-type="float" office:value="41632">
                <text:p>41632</text:p>
              </table:table-cell>
              <table:table-cell office:value-type="float" office:value="42933">
                <text:p>42933</text:p>
              </table:table-cell>
              <table:table-cell office:value-type="float" office:value="44234">
                <text:p>44234</text:p>
              </table:table-cell>
              <table:table-cell office:value-type="float" office:value="45535">
                <text:p>45535</text:p>
              </table:table-cell>
              <table:table-cell office:value-type="float" office:value="46836">
                <text:p>46836</text:p>
              </table:table-cell>
              <table:table-cell office:value-type="float" office:value="48137">
                <text:p>48137</text:p>
              </table:table-cell>
              <table:table-cell office:value-type="float" office:value="49438">
                <text:p>49438</text:p>
              </table:table-cell>
              <table:table-cell office:value-type="float" office:value="50739">
                <text:p>50739</text:p>
              </table:table-cell>
              <table:table-cell office:value-type="float" office:value="52040">
                <text:p>52040</text:p>
              </table:table-cell>
              <table:table-cell office:value-type="float" office:value="53341">
                <text:p>53341</text:p>
              </table:table-cell>
              <table:table-cell office:value-type="float" office:value="54642">
                <text:p>54642</text:p>
              </table:table-cell>
              <table:table-cell office:value-type="float" office:value="55943">
                <text:p>55943</text:p>
              </table:table-cell>
              <table:table-cell office:value-type="float" office:value="57244">
                <text:p>57244</text:p>
              </table:table-cell>
              <table:table-cell office:value-type="float" office:value="58545">
                <text:p>58545</text:p>
              </table:table-cell>
              <table:table-cell office:value-type="float" office:value="59846">
                <text:p>59846</text:p>
              </table:table-cell>
              <table:table-cell office:value-type="float" office:value="61147">
                <text:p>61147</text:p>
              </table:table-cell>
              <table:table-cell office:value-type="float" office:value="62448">
                <text:p>62448</text:p>
              </table:table-cell>
              <table:table-cell office:value-type="float" office:value="63749">
                <text:p>63749</text:p>
              </table:table-cell>
              <table:table-cell office:value-type="float" office:value="65050">
                <text:p>65050</text:p>
              </table:table-cell>
              <table:table-cell office:value-type="float" office:value="66351">
                <text:p>66351</text:p>
              </table:table-cell>
              <table:table-cell office:value-type="float" office:value="67652">
                <text:p>67652</text:p>
              </table:table-cell>
              <table:table-cell office:value-type="float" office:value="68953">
                <text:p>68953</text:p>
              </table:table-cell>
              <table:table-cell office:value-type="float" office:value="70254">
                <text:p>70254</text:p>
              </table:table-cell>
              <table:table-cell office:value-type="float" office:value="71555">
                <text:p>71555</text:p>
              </table:table-cell>
              <table:table-cell office:value-type="float" office:value="72856">
                <text:p>72856</text:p>
              </table:table-cell>
              <table:table-cell office:value-type="float" office:value="74157">
                <text:p>74157</text:p>
              </table:table-cell>
              <table:table-cell office:value-type="float" office:value="75458">
                <text:p>75458</text:p>
              </table:table-cell>
              <table:table-cell office:value-type="float" office:value="76759">
                <text:p>76759</text:p>
              </table:table-cell>
              <table:table-cell office:value-type="float" office:value="78060">
                <text:p>78060</text:p>
              </table:table-cell>
              <table:table-cell office:value-type="float" office:value="79361">
                <text:p>79361</text:p>
              </table:table-cell>
              <table:table-cell office:value-type="float" office:value="80662">
                <text:p>80662</text:p>
              </table:table-cell>
              <table:table-cell office:value-type="float" office:value="81963">
                <text:p>81963</text:p>
              </table:table-cell>
              <table:table-cell office:value-type="float" office:value="83264">
                <text:p>83264</text:p>
              </table:table-cell>
              <table:table-cell office:value-type="float" office:value="84565">
                <text:p>84565</text:p>
              </table:table-cell>
              <table:table-cell office:value-type="float" office:value="85866">
                <text:p>85866</text:p>
              </table:table-cell>
              <table:table-cell office:value-type="float" office:value="87167">
                <text:p>87167</text:p>
              </table:table-cell>
              <table:table-cell office:value-type="float" office:value="88468">
                <text:p>88468</text:p>
              </table:table-cell>
              <table:table-cell office:value-type="float" office:value="89769">
                <text:p>89769</text:p>
              </table:table-cell>
              <table:table-cell office:value-type="float" office:value="91070">
                <text:p>91070</text:p>
              </table:table-cell>
              <table:table-cell office:value-type="float" office:value="92371">
                <text:p>92371</text:p>
              </table:table-cell>
              <table:table-cell office:value-type="float" office:value="93672">
                <text:p>93672</text:p>
              </table:table-cell>
              <table:table-cell office:value-type="float" office:value="94973">
                <text:p>94973</text:p>
              </table:table-cell>
              <table:table-cell office:value-type="float" office:value="96274">
                <text:p>96274</text:p>
              </table:table-cell>
              <table:table-cell office:value-type="float" office:value="97575">
                <text:p>97575</text:p>
              </table:table-cell>
              <table:table-cell office:value-type="float" office:value="98876">
                <text:p>98876</text:p>
              </table:table-cell>
              <table:table-cell office:value-type="float" office:value="100177">
                <text:p>100177</text:p>
              </table:table-cell>
              <table:table-cell office:value-type="float" office:value="101478">
                <text:p>101478</text:p>
              </table:table-cell>
              <table:table-cell office:value-type="float" office:value="102779">
                <text:p>102779</text:p>
              </table:table-cell>
              <table:table-cell office:value-type="float" office:value="104080">
                <text:p>104080</text:p>
              </table:table-cell>
              <table:table-cell office:value-type="float" office:value="105381">
                <text:p>105381</text:p>
              </table:table-cell>
              <table:table-cell office:value-type="float" office:value="106682">
                <text:p>106682</text:p>
              </table:table-cell>
              <table:table-cell office:value-type="float" office:value="107983">
                <text:p>107983</text:p>
              </table:table-cell>
              <table:table-cell office:value-type="float" office:value="109284">
                <text:p>109284</text:p>
              </table:table-cell>
              <table:table-cell office:value-type="float" office:value="110585">
                <text:p>110585</text:p>
              </table:table-cell>
              <table:table-cell office:value-type="float" office:value="111886">
                <text:p>111886</text:p>
              </table:table-cell>
              <table:table-cell office:value-type="float" office:value="113187">
                <text:p>113187</text:p>
              </table:table-cell>
              <table:table-cell office:value-type="float" office:value="114488">
                <text:p>114488</text:p>
              </table:table-cell>
              <table:table-cell office:value-type="float" office:value="115789">
                <text:p>115789</text:p>
              </table:table-cell>
              <table:table-cell office:value-type="float" office:value="117090">
                <text:p>117090</text:p>
              </table:table-cell>
              <table:table-cell office:value-type="float" office:value="118391">
                <text:p>118391</text:p>
              </table:table-cell>
              <table:table-cell office:value-type="float" office:value="119693">
                <text:p>119693</text:p>
              </table:table-cell>
              <table:table-cell office:value-type="float" office:value="120994">
                <text:p>120994</text:p>
              </table:table-cell>
              <table:table-cell office:value-type="float" office:value="122295">
                <text:p>122295</text:p>
              </table:table-cell>
              <table:table-cell office:value-type="float" office:value="123596">
                <text:p>123596</text:p>
              </table:table-cell>
              <table:table-cell office:value-type="float" office:value="124897">
                <text:p>124897</text:p>
              </table:table-cell>
              <table:table-cell office:value-type="float" office:value="126198">
                <text:p>126198</text:p>
              </table:table-cell>
              <table:table-cell office:value-type="float" office:value="127499">
                <text:p>127499</text:p>
              </table:table-cell>
              <table:table-cell office:value-type="float" office:value="128800">
                <text:p>128800</text:p>
              </table:table-cell>
              <table:table-cell office:value-type="float" office:value="130101">
                <text:p>130101</text:p>
              </table:table-cell>
            </table:table-row>
            <table:table-row>
              <table:table-cell office:value-type="string">
                <text:p>insert</text:p>
                <draw:g>
                  <svg:desc>Sheet1.A4:Sheet1.A4</svg:desc>
                </draw:g>
              </table:table-cell>
              <table:table-cell office:value-type="float" office:value="4821">
                <text:p>4821</text:p>
                <draw:g>
                  <svg:desc>Sheet1.B4:Sheet1.CW4</svg:desc>
                </draw:g>
              </table:table-cell>
              <table:table-cell office:value-type="float" office:value="4903">
                <text:p>4903</text:p>
              </table:table-cell>
              <table:table-cell office:value-type="float" office:value="4920">
                <text:p>4920</text:p>
              </table:table-cell>
              <table:table-cell office:value-type="float" office:value="4992">
                <text:p>4992</text:p>
              </table:table-cell>
              <table:table-cell office:value-type="float" office:value="4913">
                <text:p>4913</text:p>
              </table:table-cell>
              <table:table-cell office:value-type="float" office:value="5134">
                <text:p>5134</text:p>
              </table:table-cell>
              <table:table-cell office:value-type="float" office:value="5354">
                <text:p>5354</text:p>
              </table:table-cell>
              <table:table-cell office:value-type="float" office:value="5045">
                <text:p>5045</text:p>
              </table:table-cell>
              <table:table-cell office:value-type="float" office:value="5155">
                <text:p>5155</text:p>
              </table:table-cell>
              <table:table-cell office:value-type="float" office:value="5341">
                <text:p>5341</text:p>
              </table:table-cell>
              <table:table-cell office:value-type="float" office:value="5115">
                <text:p>5115</text:p>
              </table:table-cell>
              <table:table-cell office:value-type="float" office:value="5232">
                <text:p>5232</text:p>
              </table:table-cell>
              <table:table-cell office:value-type="float" office:value="5766">
                <text:p>5766</text:p>
              </table:table-cell>
              <table:table-cell office:value-type="float" office:value="5963">
                <text:p>5963</text:p>
              </table:table-cell>
              <table:table-cell office:value-type="float" office:value="5891">
                <text:p>5891</text:p>
              </table:table-cell>
              <table:table-cell office:value-type="float" office:value="6084">
                <text:p>6084</text:p>
              </table:table-cell>
              <table:table-cell office:value-type="float" office:value="6228">
                <text:p>6228</text:p>
              </table:table-cell>
              <table:table-cell office:value-type="float" office:value="6276">
                <text:p>6276</text:p>
              </table:table-cell>
              <table:table-cell office:value-type="float" office:value="6428">
                <text:p>6428</text:p>
              </table:table-cell>
              <table:table-cell office:value-type="float" office:value="7184">
                <text:p>7184</text:p>
              </table:table-cell>
              <table:table-cell office:value-type="float" office:value="6598">
                <text:p>6598</text:p>
              </table:table-cell>
              <table:table-cell office:value-type="float" office:value="6712">
                <text:p>6712</text:p>
              </table:table-cell>
              <table:table-cell office:value-type="float" office:value="6796">
                <text:p>6796</text:p>
              </table:table-cell>
              <table:table-cell office:value-type="float" office:value="6931">
                <text:p>6931</text:p>
              </table:table-cell>
              <table:table-cell office:value-type="float" office:value="7060">
                <text:p>7060</text:p>
              </table:table-cell>
              <table:table-cell office:value-type="float" office:value="7104">
                <text:p>7104</text:p>
              </table:table-cell>
              <table:table-cell office:value-type="float" office:value="7262">
                <text:p>7262</text:p>
              </table:table-cell>
              <table:table-cell office:value-type="float" office:value="7284">
                <text:p>7284</text:p>
              </table:table-cell>
              <table:table-cell office:value-type="float" office:value="7406">
                <text:p>7406</text:p>
              </table:table-cell>
              <table:table-cell office:value-type="float" office:value="7455">
                <text:p>7455</text:p>
              </table:table-cell>
              <table:table-cell office:value-type="float" office:value="8109">
                <text:p>8109</text:p>
              </table:table-cell>
              <table:table-cell office:value-type="float" office:value="8616">
                <text:p>8616</text:p>
              </table:table-cell>
              <table:table-cell office:value-type="float" office:value="8994">
                <text:p>8994</text:p>
              </table:table-cell>
              <table:table-cell office:value-type="float" office:value="7832">
                <text:p>7832</text:p>
              </table:table-cell>
              <table:table-cell office:value-type="float" office:value="7964">
                <text:p>7964</text:p>
              </table:table-cell>
              <table:table-cell office:value-type="float" office:value="8098">
                <text:p>8098</text:p>
              </table:table-cell>
              <table:table-cell office:value-type="float" office:value="8188">
                <text:p>8188</text:p>
              </table:table-cell>
              <table:table-cell office:value-type="float" office:value="8249">
                <text:p>8249</text:p>
              </table:table-cell>
              <table:table-cell office:value-type="float" office:value="8411">
                <text:p>8411</text:p>
              </table:table-cell>
              <table:table-cell office:value-type="float" office:value="8452">
                <text:p>8452</text:p>
              </table:table-cell>
              <table:table-cell office:value-type="float" office:value="8620">
                <text:p>8620</text:p>
              </table:table-cell>
              <table:table-cell office:value-type="float" office:value="8675">
                <text:p>8675</text:p>
              </table:table-cell>
              <table:table-cell office:value-type="float" office:value="8826">
                <text:p>8826</text:p>
              </table:table-cell>
              <table:table-cell office:value-type="float" office:value="8876">
                <text:p>8876</text:p>
              </table:table-cell>
              <table:table-cell office:value-type="float" office:value="9088">
                <text:p>9088</text:p>
              </table:table-cell>
              <table:table-cell office:value-type="float" office:value="9102">
                <text:p>9102</text:p>
              </table:table-cell>
              <table:table-cell office:value-type="float" office:value="9178">
                <text:p>9178</text:p>
              </table:table-cell>
              <table:table-cell office:value-type="float" office:value="9284">
                <text:p>9284</text:p>
              </table:table-cell>
              <table:table-cell office:value-type="float" office:value="9355">
                <text:p>9355</text:p>
              </table:table-cell>
              <table:table-cell office:value-type="float" office:value="9564">
                <text:p>9564</text:p>
              </table:table-cell>
              <table:table-cell office:value-type="float" office:value="9571">
                <text:p>9571</text:p>
              </table:table-cell>
              <table:table-cell office:value-type="float" office:value="9732">
                <text:p>9732</text:p>
              </table:table-cell>
              <table:table-cell office:value-type="float" office:value="9831">
                <text:p>9831</text:p>
              </table:table-cell>
              <table:table-cell office:value-type="float" office:value="9900">
                <text:p>9900</text:p>
              </table:table-cell>
              <table:table-cell office:value-type="float" office:value="10020">
                <text:p>10020</text:p>
              </table:table-cell>
              <table:table-cell office:value-type="float" office:value="10107">
                <text:p>10107</text:p>
              </table:table-cell>
              <table:table-cell office:value-type="float" office:value="10300">
                <text:p>10300</text:p>
              </table:table-cell>
              <table:table-cell office:value-type="float" office:value="10288">
                <text:p>10288</text:p>
              </table:table-cell>
              <table:table-cell office:value-type="float" office:value="10447">
                <text:p>10447</text:p>
              </table:table-cell>
              <table:table-cell office:value-type="float" office:value="10611">
                <text:p>10611</text:p>
              </table:table-cell>
              <table:table-cell office:value-type="float" office:value="10682">
                <text:p>10682</text:p>
              </table:table-cell>
              <table:table-cell office:value-type="float" office:value="10794">
                <text:p>10794</text:p>
              </table:table-cell>
              <table:table-cell office:value-type="float" office:value="10845">
                <text:p>10845</text:p>
              </table:table-cell>
              <table:table-cell office:value-type="float" office:value="10949">
                <text:p>10949</text:p>
              </table:table-cell>
              <table:table-cell office:value-type="float" office:value="11043">
                <text:p>11043</text:p>
              </table:table-cell>
              <table:table-cell office:value-type="float" office:value="11179">
                <text:p>11179</text:p>
              </table:table-cell>
              <table:table-cell office:value-type="float" office:value="11235">
                <text:p>11235</text:p>
              </table:table-cell>
              <table:table-cell office:value-type="float" office:value="11414">
                <text:p>11414</text:p>
              </table:table-cell>
              <table:table-cell office:value-type="float" office:value="11539">
                <text:p>11539</text:p>
              </table:table-cell>
              <table:table-cell office:value-type="float" office:value="11676">
                <text:p>11676</text:p>
              </table:table-cell>
              <table:table-cell office:value-type="float" office:value="11711">
                <text:p>11711</text:p>
              </table:table-cell>
              <table:table-cell office:value-type="float" office:value="11889">
                <text:p>11889</text:p>
              </table:table-cell>
              <table:table-cell office:value-type="float" office:value="11951">
                <text:p>11951</text:p>
              </table:table-cell>
              <table:table-cell office:value-type="float" office:value="12054">
                <text:p>12054</text:p>
              </table:table-cell>
              <table:table-cell office:value-type="float" office:value="12132">
                <text:p>12132</text:p>
              </table:table-cell>
              <table:table-cell office:value-type="float" office:value="12235">
                <text:p>12235</text:p>
              </table:table-cell>
              <table:table-cell office:value-type="float" office:value="12366">
                <text:p>12366</text:p>
              </table:table-cell>
              <table:table-cell office:value-type="float" office:value="12393">
                <text:p>12393</text:p>
              </table:table-cell>
              <table:table-cell office:value-type="float" office:value="12614">
                <text:p>12614</text:p>
              </table:table-cell>
              <table:table-cell office:value-type="float" office:value="12630">
                <text:p>12630</text:p>
              </table:table-cell>
              <table:table-cell office:value-type="float" office:value="12763">
                <text:p>12763</text:p>
              </table:table-cell>
              <table:table-cell office:value-type="float" office:value="12842">
                <text:p>12842</text:p>
              </table:table-cell>
              <table:table-cell office:value-type="float" office:value="12949">
                <text:p>12949</text:p>
              </table:table-cell>
              <table:table-cell office:value-type="float" office:value="13118">
                <text:p>13118</text:p>
              </table:table-cell>
              <table:table-cell office:value-type="float" office:value="13157">
                <text:p>13157</text:p>
              </table:table-cell>
              <table:table-cell office:value-type="float" office:value="13237">
                <text:p>13237</text:p>
              </table:table-cell>
              <table:table-cell office:value-type="float" office:value="13379">
                <text:p>13379</text:p>
              </table:table-cell>
              <table:table-cell office:value-type="float" office:value="13565">
                <text:p>13565</text:p>
              </table:table-cell>
              <table:table-cell office:value-type="float" office:value="13633">
                <text:p>13633</text:p>
              </table:table-cell>
              <table:table-cell office:value-type="float" office:value="13688">
                <text:p>13688</text:p>
              </table:table-cell>
              <table:table-cell office:value-type="float" office:value="13848">
                <text:p>13848</text:p>
              </table:table-cell>
              <table:table-cell office:value-type="float" office:value="13983">
                <text:p>13983</text:p>
              </table:table-cell>
              <table:table-cell office:value-type="float" office:value="14008">
                <text:p>14008</text:p>
              </table:table-cell>
              <table:table-cell office:value-type="float" office:value="14165">
                <text:p>14165</text:p>
              </table:table-cell>
              <table:table-cell office:value-type="float" office:value="14235">
                <text:p>14235</text:p>
              </table:table-cell>
              <table:table-cell office:value-type="float" office:value="14338">
                <text:p>14338</text:p>
              </table:table-cell>
              <table:table-cell office:value-type="float" office:value="14423">
                <text:p>14423</text:p>
              </table:table-cell>
              <table:table-cell office:value-type="float" office:value="14595">
                <text:p>14595</text:p>
              </table:table-cell>
              <table:table-cell office:value-type="float" office:value="14615">
                <text:p>14615</text:p>
              </table:table-cell>
              <table:table-cell office:value-type="float" office:value="14784">
                <text:p>14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271cm" svg:height="12.725cm" xlink:href=".." xlink:type="simple" chart:class="chart:line" chart:style-name="ch1">
        <chart:title svg:x="12.112cm" svg:y="0.39cm" chart:style-name="ch2">
          <text:p>Requests</text:p>
        </chart:title>
        <chart:legend chart:legend-position="end" svg:x="23.789cm" svg:y="5.316cm" style:legend-expansion="high" chart:style-name="ch3"/>
        <chart:plot-area chart:style-name="ch4" table:cell-range-address="Sheet1.A2:Sheet1.CW2 Sheet1.A6:Sheet1.CW8" chart:data-source-has-labels="column" svg:x="0.525cm" svg:y="1.449cm" svg:width="22.739cm" svg:height="10.041cm">
          <chartooo:coordinate-region svg:x="1.332cm" svg:y="1.648cm" svg:width="21.311cm" svg:height="8.918cm"/>
          <chart:axis chart:dimension="x" chart:name="primary-x" chart:style-name="ch5">
            <chart:title svg:x="10.448cm" svg:y="11.744cm" chart:style-name="ch6">
              <text:p>Steps (á 100 posts)</text:p>
            </chart:title>
          </chart:axis>
          <chart:axis chart:dimension="y" chart:name="primary-y" chart:style-name="ch5">
            <chart:grid chart:style-name="ch7" chart:class="major"/>
          </chart:axis>
          <chart:axis chart:dimension="y" chart:name="secondary-y" chart:style-name="ch8"/>
          <chart:series chart:attached-axis="secondary-y" chart:style-name="ch9" chart:values-cell-range-address="Sheet1.B2:Sheet1.CW2" chart:label-cell-address="Sheet1.A2:Sheet1.A2" chart:class="chart:line">
            <chart:data-point chart:repeated="100"/>
          </chart:series>
          <chart:series chart:attached-axis="primary-y" chart:style-name="ch10" chart:values-cell-range-address="Sheet1.B6:Sheet1.CW6" chart:label-cell-address="Sheet1.A6:Sheet1.A6" chart:class="chart:line">
            <chart:data-point chart:repeated="100"/>
          </chart:series>
          <chart:series chart:attached-axis="primary-y" chart:style-name="ch11" chart:values-cell-range-address="Sheet1.B7:Sheet1.CW7" chart:label-cell-address="Sheet1.A7:Sheet1.A7" chart:class="chart:line">
            <chart:data-point chart:repeated="100"/>
          </chart:series>
          <chart:series chart:attached-axis="primary-y" chart:style-name="ch12" chart:values-cell-range-address="Sheet1.B8:Sheet1.CW8" chart:label-cell-address="Sheet1.A8:Sheet1.A8" chart:class="chart:line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Sheet1.A2:Sheet1.A2</svg:desc>
                </draw:g>
              </table:table-cell>
              <table:table-cell office:value-type="float" office:value="5">
                <text:p>5</text:p>
                <draw:g>
                  <svg:desc>Sheet1.B2:Sheet1.CW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pi</text:p>
                <draw:g>
                  <svg:desc>Sheet1.A6:Sheet1.A6</svg:desc>
                </draw:g>
              </table:table-cell>
              <table:table-cell office:value-type="float" office:value="197">
                <text:p>197</text:p>
                <draw:g>
                  <svg:desc>Sheet1.B6:Sheet1.CW6</svg:desc>
                </draw:g>
              </table:table-cell>
              <table:table-cell office:value-type="float" office:value="199">
                <text:p>199</text:p>
              </table:table-cell>
              <table:table-cell office:value-type="float" office:value="169">
                <text:p>169</text:p>
              </table:table-cell>
              <table:table-cell office:value-type="float" office:value="187">
                <text:p>187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165">
                <text:p>165</text:p>
              </table:table-cell>
              <table:table-cell office:value-type="float" office:value="232">
                <text:p>232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  <table:table-cell office:value-type="float" office:value="205">
                <text:p>205</text:p>
              </table:table-cell>
              <table:table-cell office:value-type="float" office:value="159">
                <text:p>159</text:p>
              </table:table-cell>
              <table:table-cell office:value-type="float" office:value="204">
                <text:p>204</text:p>
              </table:table-cell>
              <table:table-cell office:value-type="float" office:value="167">
                <text:p>167</text:p>
              </table:table-cell>
              <table:table-cell office:value-type="float" office:value="186">
                <text:p>186</text:p>
              </table:table-cell>
              <table:table-cell office:value-type="float" office:value="245">
                <text:p>245</text:p>
              </table:table-cell>
              <table:table-cell office:value-type="float" office:value="200">
                <text:p>200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93">
                <text:p>193</text:p>
              </table:table-cell>
              <table:table-cell office:value-type="float" office:value="175">
                <text:p>175</text:p>
              </table:table-cell>
              <table:table-cell office:value-type="float" office:value="244">
                <text:p>244</text:p>
              </table:table-cell>
              <table:table-cell office:value-type="float" office:value="175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92">
                <text:p>192</text:p>
              </table:table-cell>
              <table:table-cell office:value-type="float" office:value="182">
                <text:p>182</text:p>
              </table:table-cell>
              <table:table-cell office:value-type="float" office:value="219">
                <text:p>219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27">
                <text:p>227</text:p>
              </table:table-cell>
              <table:table-cell office:value-type="float" office:value="255">
                <text:p>255</text:p>
              </table:table-cell>
              <table:table-cell office:value-type="float" office:value="798">
                <text:p>798</text:p>
              </table:table-cell>
              <table:table-cell office:value-type="float" office:value="234">
                <text:p>234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06">
                <text:p>206</text:p>
              </table:table-cell>
              <table:table-cell office:value-type="float" office:value="283">
                <text:p>283</text:p>
              </table:table-cell>
              <table:table-cell office:value-type="float" office:value="201">
                <text:p>201</text:p>
              </table:table-cell>
              <table:table-cell office:value-type="float" office:value="252">
                <text:p>252</text:p>
              </table:table-cell>
              <table:table-cell office:value-type="float" office:value="248">
                <text:p>248</text:p>
              </table:table-cell>
              <table:table-cell office:value-type="float" office:value="190">
                <text:p>190</text:p>
              </table:table-cell>
              <table:table-cell office:value-type="float" office:value="225">
                <text:p>225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35">
                <text:p>235</text:p>
              </table:table-cell>
              <table:table-cell office:value-type="float" office:value="222">
                <text:p>222</text:p>
              </table:table-cell>
              <table:table-cell office:value-type="float" office:value="249">
                <text:p>249</text:p>
              </table:table-cell>
              <table:table-cell office:value-type="float" office:value="270">
                <text:p>270</text:p>
              </table:table-cell>
              <table:table-cell office:value-type="float" office:value="211">
                <text:p>211</text:p>
              </table:table-cell>
              <table:table-cell office:value-type="float" office:value="183">
                <text:p>183</text:p>
              </table:table-cell>
              <table:table-cell office:value-type="float" office:value="213">
                <text:p>213</text:p>
              </table:table-cell>
              <table:table-cell office:value-type="float" office:value="186">
                <text:p>186</text:p>
              </table:table-cell>
              <table:table-cell office:value-type="float" office:value="196">
                <text:p>196</text:p>
              </table:table-cell>
              <table:table-cell office:value-type="float" office:value="183">
                <text:p>183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74">
                <text:p>274</text:p>
              </table:table-cell>
              <table:table-cell office:value-type="float" office:value="186">
                <text:p>186</text:p>
              </table:table-cell>
              <table:table-cell office:value-type="float" office:value="214">
                <text:p>214</text:p>
              </table:table-cell>
              <table:table-cell office:value-type="float" office:value="252">
                <text:p>252</text:p>
              </table:table-cell>
              <table:table-cell office:value-type="float" office:value="238">
                <text:p>238</text:p>
              </table:table-cell>
              <table:table-cell office:value-type="float" office:value="250">
                <text:p>250</text:p>
              </table:table-cell>
              <table:table-cell office:value-type="float" office:value="213">
                <text:p>213</text:p>
              </table:table-cell>
              <table:table-cell office:value-type="float" office:value="228">
                <text:p>228</text:p>
              </table:table-cell>
              <table:table-cell office:value-type="float" office:value="236">
                <text:p>236</text:p>
              </table:table-cell>
              <table:table-cell office:value-type="float" office:value="249">
                <text:p>249</text:p>
              </table:table-cell>
              <table:table-cell office:value-type="float" office:value="214">
                <text:p>214</text:p>
              </table:table-cell>
              <table:table-cell office:value-type="float" office:value="233">
                <text:p>233</text:p>
              </table:table-cell>
              <table:table-cell office:value-type="float" office:value="239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6">
                <text:p>236</text:p>
              </table:table-cell>
              <table:table-cell office:value-type="float" office:value="207">
                <text:p>207</text:p>
              </table:table-cell>
              <table:table-cell office:value-type="float" office:value="246">
                <text:p>246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12">
                <text:p>212</text:p>
              </table:table-cell>
              <table:table-cell office:value-type="float" office:value="328">
                <text:p>328</text:p>
              </table:table-cell>
              <table:table-cell office:value-type="float" office:value="223">
                <text:p>223</text:p>
              </table:table-cell>
              <table:table-cell office:value-type="float" office:value="218">
                <text:p>218</text:p>
              </table:table-cell>
              <table:table-cell office:value-type="float" office:value="251">
                <text:p>251</text:p>
              </table:table-cell>
              <table:table-cell office:value-type="float" office:value="176">
                <text:p>176</text:p>
              </table:table-cell>
              <table:table-cell office:value-type="float" office:value="255">
                <text:p>255</text:p>
              </table:table-cell>
              <table:table-cell office:value-type="float" office:value="218">
                <text:p>218</text:p>
              </table:table-cell>
              <table:table-cell office:value-type="float" office:value="251">
                <text:p>251</text:p>
              </table:table-cell>
              <table:table-cell office:value-type="float" office:value="216">
                <text:p>216</text:p>
              </table:table-cell>
              <table:table-cell office:value-type="float" office:value="192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201">
                <text:p>201</text:p>
              </table:table-cell>
              <table:table-cell office:value-type="float" office:value="210">
                <text:p>210</text:p>
              </table:table-cell>
              <table:table-cell office:value-type="float" office:value="227">
                <text:p>227</text:p>
              </table:table-cell>
              <table:table-cell office:value-type="float" office:value="220">
                <text:p>220</text:p>
              </table:table-cell>
              <table:table-cell office:value-type="float" office:value="201">
                <text:p>201</text:p>
              </table:table-cell>
              <table:table-cell office:value-type="float" office:value="242">
                <text:p>242</text:p>
              </table:table-cell>
              <table:table-cell office:value-type="float" office:value="220">
                <text:p>220</text:p>
              </table:table-cell>
              <table:table-cell office:value-type="float" office:value="198">
                <text:p>198</text:p>
              </table:table-cell>
              <table:table-cell office:value-type="float" office:value="219">
                <text:p>219</text:p>
              </table:table-cell>
              <table:table-cell office:value-type="float" office:value="173">
                <text:p>17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product</text:p>
                <draw:g>
                  <svg:desc>Sheet1.A7:Sheet1.A7</svg:desc>
                </draw:g>
              </table:table-cell>
              <table:table-cell office:value-type="float" office:value="136">
                <text:p>136</text:p>
                <draw:g>
                  <svg:desc>Sheet1.B7:Sheet1.CW7</svg:desc>
                </draw:g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47">
                <text:p>147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09">
                <text:p>109</text:p>
              </table:table-cell>
              <table:table-cell office:value-type="float" office:value="104">
                <text:p>104</text:p>
              </table:table-cell>
              <table:table-cell office:value-type="float" office:value="123">
                <text:p>123</text:p>
              </table:table-cell>
              <table:table-cell office:value-type="float" office:value="119">
                <text:p>119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157">
                <text:p>157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43">
                <text:p>143</text:p>
              </table:table-cell>
              <table:table-cell office:value-type="float" office:value="119">
                <text:p>119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53">
                <text:p>153</text:p>
              </table:table-cell>
              <table:table-cell office:value-type="float" office:value="131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11">
                <text:p>111</text:p>
              </table:table-cell>
              <table:table-cell office:value-type="float" office:value="156">
                <text:p>156</text:p>
              </table:table-cell>
              <table:table-cell office:value-type="float" office:value="125">
                <text:p>125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  <table:table-cell office:value-type="float" office:value="123">
                <text:p>123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17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18">
                <text:p>118</text:p>
              </table:table-cell>
              <table:table-cell office:value-type="float" office:value="139">
                <text:p>139</text:p>
              </table:table-cell>
              <table:table-cell office:value-type="float" office:value="112">
                <text:p>112</text:p>
              </table:table-cell>
              <table:table-cell office:value-type="float" office:value="152">
                <text:p>152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  <table:table-cell office:value-type="float" office:value="140">
                <text:p>140</text:p>
              </table:table-cell>
              <table:table-cell office:value-type="float" office:value="129">
                <text:p>129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31">
                <text:p>131</text:p>
              </table:table-cell>
              <table:table-cell office:value-type="float" office:value="133">
                <text:p>133</text:p>
              </table:table-cell>
              <table:table-cell office:value-type="float" office:value="141">
                <text:p>141</text:p>
              </table:table-cell>
              <table:table-cell office:value-type="float" office:value="118">
                <text:p>118</text:p>
              </table:table-cell>
              <table:table-cell office:value-type="float" office:value="108">
                <text:p>108</text:p>
              </table:table-cell>
              <table:table-cell office:value-type="float" office:value="131">
                <text:p>131</text:p>
              </table:table-cell>
              <table:table-cell office:value-type="float" office:value="124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33">
                <text:p>133</text:p>
              </table:table-cell>
              <table:table-cell office:value-type="float" office:value="149">
                <text:p>149</text:p>
              </table:table-cell>
              <table:table-cell office:value-type="float" office:value="132">
                <text:p>132</text:p>
              </table:table-cell>
              <table:table-cell office:value-type="float" office:value="126">
                <text:p>126</text:p>
              </table:table-cell>
              <table:table-cell office:value-type="float" office:value="145">
                <text:p>145</text:p>
              </table:table-cell>
              <table:table-cell office:value-type="float" office:value="110">
                <text:p>110</text:p>
              </table:table-cell>
              <table:table-cell office:value-type="float" office:value="151">
                <text:p>151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45">
                <text:p>145</text:p>
              </table:table-cell>
              <table:table-cell office:value-type="float" office:value="128">
                <text:p>128</text:p>
              </table:table-cell>
              <table:table-cell office:value-type="float" office:value="118">
                <text:p>118</text:p>
              </table:table-cell>
              <table:table-cell office:value-type="float" office:value="114">
                <text:p>1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hop</text:p>
                <draw:g>
                  <svg:desc>Sheet1.A8:Sheet1.A8</svg:desc>
                </draw:g>
              </table:table-cell>
              <table:table-cell office:value-type="float" office:value="126">
                <text:p>126</text:p>
                <draw:g>
                  <svg:desc>Sheet1.B8:Sheet1.CW8</svg:desc>
                </draw:g>
              </table:table-cell>
              <table:table-cell office:value-type="float" office:value="124">
                <text:p>124</text:p>
              </table:table-cell>
              <table:table-cell office:value-type="float" office:value="139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35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144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0">
                <text:p>150</text:p>
              </table:table-cell>
              <table:table-cell office:value-type="float" office:value="142">
                <text:p>142</text:p>
              </table:table-cell>
              <table:table-cell office:value-type="float" office:value="150">
                <text:p>150</text:p>
              </table:table-cell>
              <table:table-cell office:value-type="float" office:value="143">
                <text:p>143</text:p>
              </table:table-cell>
              <table:table-cell office:value-type="float" office:value="152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152">
                <text:p>152</text:p>
              </table:table-cell>
              <table:table-cell office:value-type="float" office:value="238">
                <text:p>238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  <table:table-cell office:value-type="float" office:value="166">
                <text:p>166</text:p>
              </table:table-cell>
              <table:table-cell office:value-type="float" office:value="182">
                <text:p>182</text:p>
              </table:table-cell>
              <table:table-cell office:value-type="float" office:value="160">
                <text:p>160</text:p>
              </table:table-cell>
              <table:table-cell office:value-type="float" office:value="179">
                <text:p>179</text:p>
              </table:table-cell>
              <table:table-cell office:value-type="float" office:value="168">
                <text:p>16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180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91">
                <text:p>191</text:p>
              </table:table-cell>
              <table:table-cell office:value-type="float" office:value="195">
                <text:p>195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  <table:table-cell office:value-type="float" office:value="189">
                <text:p>189</text:p>
              </table:table-cell>
              <table:table-cell office:value-type="float" office:value="184">
                <text:p>184</text:p>
              </table:table-cell>
              <table:table-cell office:value-type="float" office:value="196">
                <text:p>196</text:p>
              </table:table-cell>
              <table:table-cell office:value-type="float" office:value="191">
                <text:p>191</text:p>
              </table:table-cell>
              <table:table-cell office:value-type="float" office:value="186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204">
                <text:p>204</text:p>
              </table:table-cell>
              <table:table-cell office:value-type="float" office:value="199">
                <text:p>199</text:p>
              </table:table-cell>
              <table:table-cell office:value-type="float" office:value="190">
                <text:p>190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200">
                <text:p>200</text:p>
              </table:table-cell>
              <table:table-cell office:value-type="float" office:value="215">
                <text:p>215</text:p>
              </table:table-cell>
              <table:table-cell office:value-type="float" office:value="206">
                <text:p>206</text:p>
              </table:table-cell>
              <table:table-cell office:value-type="float" office:value="219">
                <text:p>219</text:p>
              </table:table-cell>
              <table:table-cell office:value-type="float" office:value="204">
                <text:p>204</text:p>
              </table:table-cell>
              <table:table-cell office:value-type="float" office:value="216">
                <text:p>216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15">
                <text:p>215</text:p>
              </table:table-cell>
              <table:table-cell office:value-type="float" office:value="228">
                <text:p>228</text:p>
              </table:table-cell>
              <table:table-cell office:value-type="float" office:value="217">
                <text:p>217</text:p>
              </table:table-cell>
              <table:table-cell office:value-type="float" office:value="232">
                <text:p>232</text:p>
              </table:table-cell>
              <table:table-cell office:value-type="float" office:value="216">
                <text:p>216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239">
                <text:p>239</text:p>
              </table:table-cell>
              <table:table-cell office:value-type="float" office:value="231">
                <text:p>231</text:p>
              </table:table-cell>
              <table:table-cell office:value-type="float" office:value="232">
                <text:p>232</text:p>
              </table:table-cell>
              <table:table-cell office:value-type="float" office:value="225">
                <text:p>225</text:p>
              </table:table-cell>
              <table:table-cell office:value-type="float" office:value="226">
                <text:p>226</text:p>
              </table:table-cell>
              <table:table-cell office:value-type="float" office:value="223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242">
                <text:p>242</text:p>
              </table:table-cell>
              <table:table-cell office:value-type="float" office:value="237">
                <text:p>237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  <table:table-cell office:value-type="float" office:value="247">
                <text:p>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2" draw:display-name="Hatching 2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